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l_600_3000" table:style-name="ta1">
        <table:shapes>
          <draw:frame draw:z-index="0" draw:style-name="gr1" draw:text-style-name="P1" svg:width="6.3268in" svg:height="3.5587in" svg:x="4.4795in" svg:y="0.2689in">
            <draw:object draw:notify-on-update-of-ranges="mul_600_3000.B18:mul_600_3000.B24 mul_600_3000.A7:mul_600_3000.A13 mul_600_3000.B7:mul_600_3000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453in" svg:x="11.6823in" svg:y="0.324in">
            <draw:object draw:notify-on-update-of-ranges="mul_600_3000.A7:mul_600_3000.A13 mul_600_3000.C6:mul_600_3000.C6 mul_600_3000.C7:mul_600_3000.C13 mul_600_3000.D6:mul_600_3000.D6 mul_600_3000.D7:mul_600_3000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626in" svg:y="4.1276in">
            <draw:object draw:notify-on-update-of-ranges="mul_600_3000.A6:mul_600_3000.A6 mul_600_3000.A7:mul_600_3000.A13 mul_600_3000.E6:mul_600_3000.E6 mul_600_3000.E7:mul_600_3000.E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pp</text:p>
          </table:table-cell>
          <table:covered-table-cell table:number-columns-repeated="3" table:style-name="ce1"/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1_DCM</text:p>
          </table:table-cell>
          <table:table-cell office:value-type="string" calcext:value-type="string">
            <text:p><text:s/>L2_DCM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26" calcext:value-type="float">
            <text:p>0.526</text:p>
          </table:table-cell>
          <table:table-cell office:value-type="float" office:value="244886472" calcext:value-type="float">
            <text:p>244886472</text:p>
          </table:table-cell>
          <table:table-cell office:value-type="float" office:value="40237386" calcext:value-type="float">
            <text:p>40237386</text:p>
          </table:table-cell>
          <table:table-cell table:formula="of:= 2*([.A7]* [.A7]* [.A7])/[.B7]" office:value-type="float" office:value="821292775.665399" calcext:value-type="float">
            <text:p>821292775.6653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748" calcext:value-type="float">
            <text:p>3.748</text:p>
          </table:table-cell>
          <table:table-cell office:value-type="float" office:value="1235527254" calcext:value-type="float">
            <text:p>1235527254</text:p>
          </table:table-cell>
          <table:table-cell office:value-type="float" office:value="226935545" calcext:value-type="float">
            <text:p>226935545</text:p>
          </table:table-cell>
          <table:table-cell table:formula="of:= 2*([.A8]* [.A8]* [.A8])/[.B8]" office:value-type="float" office:value="533617929.562433" calcext:value-type="float">
            <text:p>533617929.5624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.682" calcext:value-type="float">
            <text:p>8.682</text:p>
          </table:table-cell>
          <table:table-cell office:value-type="float" office:value="3518080208" calcext:value-type="float">
            <text:p>3518080208</text:p>
          </table:table-cell>
          <table:table-cell office:value-type="float" office:value="1384854790" calcext:value-type="float">
            <text:p>1384854790</text:p>
          </table:table-cell>
          <table:table-cell table:formula="of:= 2*([.A9]* [.A9]* [.A9])/[.B9]" office:value-type="float" office:value="632112416.493895" calcext:value-type="float">
            <text:p>632112416.4938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3.812" calcext:value-type="float">
            <text:p>43.812</text:p>
          </table:table-cell>
          <table:table-cell office:value-type="float" office:value="9062259329" calcext:value-type="float">
            <text:p>9062259329</text:p>
          </table:table-cell>
          <table:table-cell office:value-type="float" office:value="8637108610" calcext:value-type="float">
            <text:p>8637108610</text:p>
          </table:table-cell>
          <table:table-cell table:formula="of:= 2*([.A10]* [.A10]* [.A10])/[.B10]" office:value-type="float" office:value="266228430.566968" calcext:value-type="float">
            <text:p>266228430.56696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4.607" calcext:value-type="float">
            <text:p>94.607</text:p>
          </table:table-cell>
          <table:table-cell office:value-type="float" office:value="17635606773" calcext:value-type="float">
            <text:p>17635606773</text:p>
          </table:table-cell>
          <table:table-cell office:value-type="float" office:value="24689188950" calcext:value-type="float">
            <text:p>24689188950</text:p>
          </table:table-cell>
          <table:table-cell table:formula="of:= 2*([.A11]* [.A11]* [.A11])/[.B11]" office:value-type="float" office:value="225099622.649487" calcext:value-type="float">
            <text:p>225099622.64948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2.738" calcext:value-type="float">
            <text:p>172.738</text:p>
          </table:table-cell>
          <table:table-cell office:value-type="float" office:value="30889232107" calcext:value-type="float">
            <text:p>30889232107</text:p>
          </table:table-cell>
          <table:table-cell office:value-type="float" office:value="56032460986" calcext:value-type="float">
            <text:p>56032460986</text:p>
          </table:table-cell>
          <table:table-cell table:formula="of:= 2*([.A12]* [.A12]* [.A12])/[.B12]" office:value-type="float" office:value="203498940.592111" calcext:value-type="float">
            <text:p>203498940.5921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4.079" calcext:value-type="float">
            <text:p>294.079</text:p>
          </table:table-cell>
          <table:table-cell office:value-type="float" office:value="50304679805" calcext:value-type="float">
            <text:p>50304679805</text:p>
          </table:table-cell>
          <table:table-cell office:value-type="float" office:value="103023247195" calcext:value-type="float">
            <text:p>103023247195</text:p>
          </table:table-cell>
          <table:table-cell table:formula="of:= 2*([.A13]* [.A13]* [.A13])/[.B13]" office:value-type="float" office:value="183624128.210447" calcext:value-type="float">
            <text:p>183624128.21044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ython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5.609064148" calcext:value-type="float">
            <text:p>75.60906414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0.017790086" calcext:value-type="float">
            <text:p>380.017790086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89.823044115" calcext:value-type="float">
            <text:p>1089.82304411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33.325260093" calcext:value-type="float">
            <text:p>2333.325260093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295.777362842" calcext:value-type="float">
            <text:p>4295.777362842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134.925480746" calcext:value-type="float">
            <text:p>7134.92548074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106.500465065" calcext:value-type="float">
            <text:p>11106.500465065</text:p>
          </table:table-cell>
          <table:table-cell table:number-columns-repeated="3"/>
        </table:table-row>
      </table:table>
      <table:table table:name="mul_line_600_3000" table:style-name="ta1">
        <table:shapes>
          <draw:frame draw:z-index="0" draw:style-name="gr1" draw:text-style-name="P1" svg:width="6.2988in" svg:height="3.5429in" svg:x="3.9264in" svg:y="0.1961in">
            <draw:object draw:notify-on-update-of-ranges="mul_line_600_3000.A8:mul_line_600_3000.A14 mul_line_600_3000.B8:mul_line_600_3000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28in" svg:height="3.5449in" svg:x="10.5366in" svg:y="0.2614in">
            <draw:object draw:notify-on-update-of-ranges="mul_line_600_3000.A8:mul_line_600_3000.A14 mul_line_600_3000.C7:mul_line_600_3000.C7 mul_line_600_3000.C8:mul_line_600_3000.C14 mul_line_600_3000.D7:mul_line_600_3000.D7 mul_line_600_3000.D8:mul_line_600_3000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3.9028in" svg:y="4.0969in">
            <draw:object draw:notify-on-update-of-ranges="mul_line_600_3000.A7:mul_line_600_3000.A7 mul_line_600_3000.A8:mul_line_600_3000.A14 mul_line_600_3000.E7:mul_line_600_3000.E7 mul_line_600_3000.E8:mul_line_600_3000.E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++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1_DCM</text:p>
          </table:table-cell>
          <table:table-cell office:value-type="string" calcext:value-type="string">
            <text:p><text:s/>L2_DCM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6" calcext:value-type="float">
            <text:p>0.246</text:p>
          </table:table-cell>
          <table:table-cell office:value-type="float" office:value="27121622" calcext:value-type="float">
            <text:p>27121622</text:p>
          </table:table-cell>
          <table:table-cell office:value-type="float" office:value="54695150" calcext:value-type="float">
            <text:p>54695150</text:p>
          </table:table-cell>
          <table:table-cell table:formula="of:=2*([.A8]*[.A8]*[.A8])/[.B8]" office:value-type="float" office:value="1756097560.97561" calcext:value-type="float">
            <text:p>1756097560.975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208" calcext:value-type="float">
            <text:p>1.208</text:p>
          </table:table-cell>
          <table:table-cell office:value-type="float" office:value="125837414" calcext:value-type="float">
            <text:p>125837414</text:p>
          </table:table-cell>
          <table:table-cell office:value-type="float" office:value="252518774" calcext:value-type="float">
            <text:p>252518774</text:p>
          </table:table-cell>
          <table:table-cell table:formula="of:=2*([.A9]*[.A9]*[.A9])/[.B9]" office:value-type="float" office:value="1655629139.07285" calcext:value-type="float">
            <text:p>1655629139.0728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.359" calcext:value-type="float">
            <text:p>3.359</text:p>
          </table:table-cell>
          <table:table-cell office:value-type="float" office:value="346772922" calcext:value-type="float">
            <text:p>346772922</text:p>
          </table:table-cell>
          <table:table-cell office:value-type="float" office:value="694158532" calcext:value-type="float">
            <text:p>694158532</text:p>
          </table:table-cell>
          <table:table-cell table:formula="of:=2*([.A10]*[.A10]*[.A10])/[.B10]" office:value-type="float" office:value="1633819589.16344" calcext:value-type="float">
            <text:p>1633819589.163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.949" calcext:value-type="float">
            <text:p>7.949</text:p>
          </table:table-cell>
          <table:table-cell office:value-type="float" office:value="766246177" calcext:value-type="float">
            <text:p>766246177</text:p>
          </table:table-cell>
          <table:table-cell office:value-type="float" office:value="1472015979" calcext:value-type="float">
            <text:p>1472015979</text:p>
          </table:table-cell>
          <table:table-cell table:formula="of:=2*([.A11]*[.A11]*[.A11])/[.B11]" office:value-type="float" office:value="1467354384.19927" calcext:value-type="float">
            <text:p>1467354384.1992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.98" calcext:value-type="float">
            <text:p>13.98</text:p>
          </table:table-cell>
          <table:table-cell office:value-type="float" office:value="2084344374" calcext:value-type="float">
            <text:p>2084344374</text:p>
          </table:table-cell>
          <table:table-cell office:value-type="float" office:value="2706543486" calcext:value-type="float">
            <text:p>2706543486</text:p>
          </table:table-cell>
          <table:table-cell table:formula="of:=2*([.A12]*[.A12]*[.A12])/[.B12]" office:value-type="float" office:value="1523319027.18169" calcext:value-type="float">
            <text:p>1523319027.1816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4.414" calcext:value-type="float">
            <text:p>24.414</text:p>
          </table:table-cell>
          <table:table-cell office:value-type="float" office:value="4406553383" calcext:value-type="float">
            <text:p>4406553383</text:p>
          </table:table-cell>
          <table:table-cell office:value-type="float" office:value="4485738491" calcext:value-type="float">
            <text:p>4485738491</text:p>
          </table:table-cell>
          <table:table-cell table:formula="of:=2*([.A13]*[.A13]*[.A13])/[.B13]" office:value-type="float" office:value="1439829605.96379" calcext:value-type="float">
            <text:p>1439829605.963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.49" calcext:value-type="float">
            <text:p>37.49</text:p>
          </table:table-cell>
          <table:table-cell office:value-type="float" office:value="6777068194" calcext:value-type="float">
            <text:p>6777068194</text:p>
          </table:table-cell>
          <table:table-cell office:value-type="float" office:value="6874505100" calcext:value-type="float">
            <text:p>6874505100</text:p>
          </table:table-cell>
          <table:table-cell table:formula="of:=2*([.A14]*[.A14]*[.A14])/[.B14]" office:value-type="float" office:value="1440384102.42731" calcext:value-type="float">
            <text:p>1440384102.4273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ython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3.89398452" calcext:value-type="float">
            <text:p>103.8939845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5.409113322999" calcext:value-type="float">
            <text:p>485.409113322999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46.390264813" calcext:value-type="float">
            <text:p>1346.390264813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76.755181238" calcext:value-type="float">
            <text:p>2876.755181238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289.614361096" calcext:value-type="float">
            <text:p>5289.614361096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205.535776377" calcext:value-type="float">
            <text:p>9205.53577637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769.250569422" calcext:value-type="float">
            <text:p>13769.250569422</text:p>
          </table:table-cell>
          <table:table-cell table:number-columns-repeated="3"/>
        </table:table-row>
      </table:table>
      <table:table table:name="mul_line_4096_10240" table:style-name="ta1"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1_DCM</text:p>
          </table:table-cell>
          <table:table-cell office:value-type="string" calcext:value-type="string">
            <text:p><text:s/>L2_DCM</text:p>
          </table:table-cell>
          <table:table-cell office:value-type="string" calcext:value-type="string">
            <text:p>GFLOP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9.345" calcext:value-type="float">
            <text:p>89.345</text:p>
          </table:table-cell>
          <table:table-cell office:value-type="float" office:value="17734504001" calcext:value-type="float">
            <text:p>17734504001</text:p>
          </table:table-cell>
          <table:table-cell office:value-type="float" office:value="17681812656" calcext:value-type="float">
            <text:p>17681812656</text:p>
          </table:table-cell>
          <table:table-cell table:formula="of:=2*([.A2]*[.A2]*[.A2])/[.B2]" office:value-type="float" office:value="1538294851.10527" calcext:value-type="float">
            <text:p>1538294851.1052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303.764" calcext:value-type="float">
            <text:p>303.764</text:p>
          </table:table-cell>
          <table:table-cell office:value-type="float" office:value="59829270090" calcext:value-type="float">
            <text:p>59829270090</text:p>
          </table:table-cell>
          <table:table-cell office:value-type="float" office:value="59617297975" calcext:value-type="float">
            <text:p>59617297975</text:p>
          </table:table-cell>
          <table:table-cell table:formula="of:=2*([.A3]*[.A3]*[.A3])/[.B3]" office:value-type="float" office:value="1527029101.43401" calcext:value-type="float">
            <text:p>1527029101.434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34.041" calcext:value-type="float">
            <text:p>734.041</text:p>
          </table:table-cell>
          <table:table-cell office:value-type="float" office:value="141673523887" calcext:value-type="float">
            <text:p>141673523887</text:p>
          </table:table-cell>
          <table:table-cell office:value-type="float" office:value="145140124226" calcext:value-type="float">
            <text:p>145140124226</text:p>
          </table:table-cell>
          <table:table-cell table:formula="of:=2*([.A4]*[.A4]*[.A4])/[.B4]" office:value-type="float" office:value="1497888575.4011" calcext:value-type="float">
            <text:p>1497888575.4011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414.63" calcext:value-type="float">
            <text:p>1414.63</text:p>
          </table:table-cell>
          <table:table-cell office:value-type="float" office:value="276551661298" calcext:value-type="float">
            <text:p>276551661298</text:p>
          </table:table-cell>
          <table:table-cell office:value-type="float" office:value="293010054487" calcext:value-type="float">
            <text:p>293010054487</text:p>
          </table:table-cell>
          <table:table-cell table:formula="of:=2*([.A5]*[.A5]*[.A5])/[.B5]" office:value-type="float" office:value="1518053235.12155" calcext:value-type="float">
            <text:p>1518053235.12155</text:p>
          </table:table-cell>
        </table:table-row>
      </table:table>
      <table:table table:name="mul_block_4096_10240" table:style-name="ta1">
        <table:shapes>
          <draw:frame draw:z-index="0" draw:style-name="gr1" draw:text-style-name="P1" svg:width="6.2988in" svg:height="3.5429in" svg:x="5.628in" svg:y="0.2516in">
            <draw:object draw:notify-on-update-of-ranges="mul_line_4096_10240.A2:mul_line_4096_10240.A6 mul_line_4096_10240.A2:mul_line_4096_10240.A5 mul_line_4096_10240.A2:mul_line_4096_10240.A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BlockSize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1_DCM</text:p>
          </table:table-cell>
          <table:table-cell office:value-type="string" calcext:value-type="string">
            <text:p><text:s/>L2_DCM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2.56" calcext:value-type="float">
            <text:p>82.56</text:p>
          </table:table-cell>
          <table:table-cell office:value-type="float" office:value="9742061159" calcext:value-type="float">
            <text:p>9742061159</text:p>
          </table:table-cell>
          <table:table-cell office:value-type="float" office:value="31583978872" calcext:value-type="float">
            <text:p>31583978872</text:p>
          </table:table-cell>
          <table:table-cell table:formula="of:=2*([.A2]*[.A2]*[.A2])/[.C2]" office:value-type="float" office:value="1664716006.20155" calcext:value-type="float">
            <text:p>1664716006.201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76.166" calcext:value-type="float">
            <text:p>76.166</text:p>
          </table:table-cell>
          <table:table-cell office:value-type="float" office:value="9091440295" calcext:value-type="float">
            <text:p>9091440295</text:p>
          </table:table-cell>
          <table:table-cell office:value-type="float" office:value="22271542549" calcext:value-type="float">
            <text:p>22271542549</text:p>
          </table:table-cell>
          <table:table-cell table:formula="of:=2*([.A3]*[.A3]*[.A3])/[.C3]" office:value-type="float" office:value="1804465949.00612" calcext:value-type="float">
            <text:p>1804465949.006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76.954" calcext:value-type="float">
            <text:p>76.954</text:p>
          </table:table-cell>
          <table:table-cell office:value-type="float" office:value="8769270825" calcext:value-type="float">
            <text:p>8769270825</text:p>
          </table:table-cell>
          <table:table-cell office:value-type="float" office:value="19193907101" calcext:value-type="float">
            <text:p>19193907101</text:p>
          </table:table-cell>
          <table:table-cell table:formula="of:=2*([.A4]*[.A4]*[.A4])/[.C4]" office:value-type="float" office:value="1785988427.78803" calcext:value-type="float">
            <text:p>1785988427.78803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28" calcext:value-type="float">
            <text:p>128</text:p>
          </table:table-cell>
          <table:table-cell office:value-type="float" office:value="290.747" calcext:value-type="float">
            <text:p>290.747</text:p>
          </table:table-cell>
          <table:table-cell office:value-type="float" office:value="32892701481" calcext:value-type="float">
            <text:p>32892701481</text:p>
          </table:table-cell>
          <table:table-cell office:value-type="float" office:value="106035006335" calcext:value-type="float">
            <text:p>106035006335</text:p>
          </table:table-cell>
          <table:table-cell table:formula="of:=2*([.A5]*[.A5]*[.A5])/[.C5]" office:value-type="float" office:value="1595395543.09417" calcext:value-type="float">
            <text:p>1595395543.0941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56" calcext:value-type="float">
            <text:p>256</text:p>
          </table:table-cell>
          <table:table-cell office:value-type="float" office:value="240.459" calcext:value-type="float">
            <text:p>240.459</text:p>
          </table:table-cell>
          <table:table-cell office:value-type="float" office:value="30646071512" calcext:value-type="float">
            <text:p>30646071512</text:p>
          </table:table-cell>
          <table:table-cell office:value-type="float" office:value="75061067127" calcext:value-type="float">
            <text:p>75061067127</text:p>
          </table:table-cell>
          <table:table-cell table:formula="of:=2*([.A6]*[.A6]*[.A6])/[.C6]" office:value-type="float" office:value="1929045982.75798" calcext:value-type="float">
            <text:p>1929045982.75798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512" calcext:value-type="float">
            <text:p>512</text:p>
          </table:table-cell>
          <table:table-cell office:value-type="float" office:value="249.682" calcext:value-type="float">
            <text:p>249.682</text:p>
          </table:table-cell>
          <table:table-cell office:value-type="float" office:value="29649335404" calcext:value-type="float">
            <text:p>29649335404</text:p>
          </table:table-cell>
          <table:table-cell office:value-type="float" office:value="64436232906" calcext:value-type="float">
            <text:p>64436232906</text:p>
          </table:table-cell>
          <table:table-cell table:formula="of:=2*([.A7]*[.A7]*[.A7])/[.C7]" office:value-type="float" office:value="1857788979.45387" calcext:value-type="float">
            <text:p>1857788979.453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756.199" calcext:value-type="float">
            <text:p>756.199</text:p>
          </table:table-cell>
          <table:table-cell office:value-type="float" office:value="78286544586" calcext:value-type="float">
            <text:p>78286544586</text:p>
          </table:table-cell>
          <table:table-cell office:value-type="float" office:value="247213045102" calcext:value-type="float">
            <text:p>247213045102</text:p>
          </table:table-cell>
          <table:table-cell table:formula="of:=2*([.A8]*[.A8]*[.A8])/[.C8]" office:value-type="float" office:value="1453997727.81503" calcext:value-type="float">
            <text:p>1453997727.8150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791.279" calcext:value-type="float">
            <text:p>791.279</text:p>
          </table:table-cell>
          <table:table-cell office:value-type="float" office:value="73058746694" calcext:value-type="float">
            <text:p>73058746694</text:p>
          </table:table-cell>
          <table:table-cell office:value-type="float" office:value="167673683132" calcext:value-type="float">
            <text:p>167673683132</text:p>
          </table:table-cell>
          <table:table-cell table:formula="of:=2*([.A9]*[.A9]*[.A9])/[.C9]" office:value-type="float" office:value="1389537227.42042" calcext:value-type="float">
            <text:p>1389537227.420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676.571" calcext:value-type="float">
            <text:p>676.571</text:p>
          </table:table-cell>
          <table:table-cell office:value-type="float" office:value="70278523086" calcext:value-type="float">
            <text:p>70278523086</text:p>
          </table:table-cell>
          <table:table-cell office:value-type="float" office:value="151886518281" calcext:value-type="float">
            <text:p>151886518281</text:p>
          </table:table-cell>
          <table:table-cell table:formula="of:=2*([.A10]*[.A10]*[.A10])/[.C10]" office:value-type="float" office:value="1625123790.07673" calcext:value-type="float">
            <text:p>1625123790.07673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28" calcext:value-type="float">
            <text:p>128</text:p>
          </table:table-cell>
          <table:table-cell office:value-type="float" office:value="1334.168" calcext:value-type="float">
            <text:p>1334.168</text:p>
          </table:table-cell>
          <table:table-cell office:value-type="float" office:value="152345306387" calcext:value-type="float">
            <text:p>152345306387</text:p>
          </table:table-cell>
          <table:table-cell office:value-type="float" office:value="485603262628" calcext:value-type="float">
            <text:p>485603262628</text:p>
          </table:table-cell>
          <table:table-cell table:formula="of:=2*([.A11]*[.A11]*[.A11])/[.C11]" office:value-type="float" office:value="1609605123.19288" calcext:value-type="float">
            <text:p>1609605123.1928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256" calcext:value-type="float">
            <text:p>256</text:p>
          </table:table-cell>
          <table:table-cell office:value-type="float" office:value="1120.894" calcext:value-type="float">
            <text:p>1120.894</text:p>
          </table:table-cell>
          <table:table-cell office:value-type="float" office:value="141940565365" calcext:value-type="float">
            <text:p>141940565365</text:p>
          </table:table-cell>
          <table:table-cell office:value-type="float" office:value="347015145844" calcext:value-type="float">
            <text:p>347015145844</text:p>
          </table:table-cell>
          <table:table-cell table:formula="of:=2*([.A12]*[.A12]*[.A12])/[.C12]" office:value-type="float" office:value="1915866842.0029" calcext:value-type="float">
            <text:p>1915866842.0029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12" calcext:value-type="float">
            <text:p>512</text:p>
          </table:table-cell>
          <table:table-cell office:value-type="float" office:value="1124.582" calcext:value-type="float">
            <text:p>1124.582</text:p>
          </table:table-cell>
          <table:table-cell office:value-type="float" office:value="136996767014" calcext:value-type="float">
            <text:p>136996767014</text:p>
          </table:table-cell>
          <table:table-cell office:value-type="float" office:value="296603003934" calcext:value-type="float">
            <text:p>296603003934</text:p>
          </table:table-cell>
          <table:table-cell table:formula="of:=2*([.A13]*[.A13]*[.A13])/[.C13]" office:value-type="float" office:value="1909583870.27358" calcext:value-type="float">
            <text:p>1909583870.27358</text:p>
          </table:table-cell>
        </table:table-row>
      </table:table>
      <table:table table:name="Performance Comparison" table:style-name="ta1">
        <table:shapes>
          <draw:frame draw:z-index="0" draw:style-name="gr1" draw:text-style-name="P1" svg:width="6.2988in" svg:height="3.5429in" svg:x="0.2669in" svg:y="0.1232in">
            <draw:object draw:notify-on-update-of-ranges="mul_600_3000.A7:mul_600_3000.A13 mul_600_3000.B7:mul_600_3000.B13 mul_line_600_3000.A8:mul_line_600_3000.A14 mul_line_600_3000.B8:mul_line_600_3000.B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6.8795in" svg:y="0.2276in">
            <draw:object draw:notify-on-update-of-ranges="mul_600_3000.A7:mul_600_3000.A13 mul_600_3000.C7:mul_600_3000.C13 mul_line_600_3000.A8:mul_line_600_3000.A14 mul_line_600_3000.C8:mul_line_600_3000.C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3618in" svg:y="0.1126in">
            <draw:object draw:notify-on-update-of-ranges="mul_600_3000.A7:mul_600_3000.A13 mul_600_3000.D7:mul_600_3000.D13 mul_600_3000.A7:mul_600_3000.A13 mul_line_600_3000.D8:mul_line_600_3000.D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0.2453in" svg:y="3.8984in">
            <draw:object draw:notify-on-update-of-ranges="mul_line_4096_10240.A2:mul_line_4096_10240.A5 mul_line_4096_10240.B2:mul_line_4096_10240.B5 mul_line_4096_10240.A2:mul_line_4096_10240.A5 mul_line_4096_10240.A2:mul_line_4096_10240.A5 mul_line_4096_10240.A2:mul_line_4096_10240.A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6.8571in" svg:y="3.9091in">
            <draw:object draw:notify-on-update-of-ranges="mul_line_4096_10240.A2:mul_line_4096_10240.A5 mul_line_4096_10240.C2:mul_line_4096_10240.C5 mul_line_4096_10240.A2:mul_line_4096_10240.A6 mul_line_4096_10240.A2:mul_line_4096_10240.A5 mul_line_4096_10240.A2:mul_line_4096_10240.A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3.4197in" svg:y="3.9004in">
            <draw:object draw:notify-on-update-of-ranges="mul_line_4096_10240.A2:mul_line_4096_10240.A5 mul_line_4096_10240.D2:mul_line_4096_10240.D5 mul_line_4096_10240.A2:mul_line_4096_10240.A6 mul_line_4096_10240.A2:mul_line_4096_10240.A5 mul_line_4096_10240.A2:mul_line_4096_10240.A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6.2988in" svg:height="3.5429in" svg:x="0.0004in" svg:y="8in">
            <draw:object draw:notify-on-update-of-ranges="mul_line_4096_10240.A2:mul_line_4096_10240.A6 mul_line_4096_10240.A2:mul_line_4096_10240.A5 mul_line_4096_10240.A2:mul_line_4096_10240.A5 mul_line_4096_10240.E2:mul_line_4096_10240.E5 mul_line_4096_10240.A2:mul_line_4096_10240.A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4:13:49.172472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21:30:19.515044781</meta:creation-date>
    <meta:generator>LibreOffice/6.4.7.2$Linux_X86_64 LibreOffice_project/40$Build-2</meta:generator>
    <dc:date>2022-03-26T16:44:10.338494870</dc:date>
    <meta:editing-duration>PT1H12M31S</meta:editing-duration>
    <meta:editing-cycles>5</meta:editing-cycles>
    <meta:document-statistic meta:table-count="5" meta:cell-count="219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71cm" svg:height="9.04cm" xlink:href=".." xlink:type="simple" chart:class="chart:scatter" chart:style-name="ch1">
        <chart:title svg:x="4.539cm" svg:y="0.316cm" chart:style-name="ch2">
          <text:p>Normal multiplication: size vs time</text:p>
        </chart:title>
        <chart:legend chart:legend-position="end" svg:x="14.171cm" svg:y="4.221cm" style:legend-expansion="high" chart:style-name="ch3"/>
        <chart:plot-area chart:style-name="ch4" table:cell-range-address="mul_600_3000.B18:mul_600_3000.B24 mul_600_3000.A7:mul_600_3000.B13" chart:data-source-has-labels="both" svg:x="1.332cm" svg:y="1.275cm" svg:width="12.518cm" svg:height="6.604cm">
          <chartooo:coordinate-region svg:x="2.139cm" svg:y="1.474cm" svg:width="11.339cm" svg:height="5.758cm"/>
          <chart:axis chart:dimension="x" chart:name="primary-x" chart:style-name="ch5" chartooo:axis-type="auto">
            <chart:title svg:x="7.216cm" svg:y="8.059cm" chart:style-name="ch6">
              <text:p>Size</text:p>
            </chart:title>
            <chart:categories table:cell-range-address="mul_600_3000.B18:mul_600_3000.B24"/>
          </chart:axis>
          <chart:axis chart:dimension="y" chart:name="primary-y" chart:style-name="ch5">
            <chart:title svg:x="0.451cm" svg:y="4.991cm" chart:style-name="ch7">
              <text:p>Time</text:p>
            </chart:title>
            <chart:grid chart:style-name="ch8" chart:class="major"/>
          </chart:axis>
          <chart:series chart:style-name="ch9" chart:values-cell-range-address="mul_600_3000.B7:mul_600_3000.B13" loext:label-string="cpp" chart:class="chart:scatter">
            <chart:domain table:cell-range-address="mul_600_3000.A7:mul_600_3000.A13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p</text:p>
              </table:table-cell>
            </table:table-row>
          </table:table-header-rows>
          <table:table-rows>
            <table:table-row>
              <table:table-cell office:value-type="float" office:value="75.609064148">
                <text:p>75.609064148</text:p>
                <draw:g>
                  <svg:desc>mul_600_3000.B18:mul_600_3000.B24</svg:desc>
                </draw:g>
              </table:table-cell>
              <table:table-cell office:value-type="float" office:value="600">
                <text:p>600</text:p>
                <draw:g>
                  <svg:desc>mul_600_3000.A7:mul_600_3000.A13</svg:desc>
                </draw:g>
              </table:table-cell>
              <table:table-cell office:value-type="float" office:value="0.526">
                <text:p>0.526</text:p>
                <draw:g>
                  <svg:desc>mul_600_3000.B7:mul_600_3000.B13</svg:desc>
                </draw:g>
              </table:table-cell>
            </table:table-row>
            <table:table-row>
              <table:table-cell office:value-type="float" office:value="380.017790086">
                <text:p>380.017790086</text:p>
              </table:table-cell>
              <table:table-cell office:value-type="float" office:value="1000">
                <text:p>100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1089.823044115">
                <text:p>1089.823044115</text:p>
              </table:table-cell>
              <table:table-cell office:value-type="float" office:value="1400">
                <text:p>1400</text:p>
              </table:table-cell>
              <table:table-cell office:value-type="float" office:value="8.682">
                <text:p>8.682</text:p>
              </table:table-cell>
            </table:table-row>
            <table:table-row>
              <table:table-cell office:value-type="float" office:value="2333.325260093">
                <text:p>2333.325260093</text:p>
              </table:table-cell>
              <table:table-cell office:value-type="float" office:value="1800">
                <text:p>1800</text:p>
              </table:table-cell>
              <table:table-cell office:value-type="float" office:value="43.812">
                <text:p>43.812</text:p>
              </table:table-cell>
            </table:table-row>
            <table:table-row>
              <table:table-cell office:value-type="float" office:value="4295.777362842">
                <text:p>4295.777362842</text:p>
              </table:table-cell>
              <table:table-cell office:value-type="float" office:value="2200">
                <text:p>2200</text:p>
              </table:table-cell>
              <table:table-cell office:value-type="float" office:value="94.607">
                <text:p>94.607</text:p>
              </table:table-cell>
            </table:table-row>
            <table:table-row>
              <table:table-cell office:value-type="float" office:value="7134.925480746">
                <text:p>7134.925480746</text:p>
              </table:table-cell>
              <table:table-cell office:value-type="float" office:value="2600">
                <text:p>2600</text:p>
              </table:table-cell>
              <table:table-cell office:value-type="float" office:value="172.738">
                <text:p>172.738</text:p>
              </table:table-cell>
            </table:table-row>
            <table:table-row>
              <table:table-cell office:value-type="float" office:value="11106.500465065">
                <text:p>11106.500465065</text:p>
              </table:table-cell>
              <table:table-cell office:value-type="float" office:value="3000">
                <text:p>3000</text:p>
              </table:table-cell>
              <table:table-cell office:value-type="float" office:value="294.079">
                <text:p>294.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Line vs Block</text:p>
        </chart:title>
        <chart:legend chart:legend-position="end" svg:x="13.095cm" svg:y="3.454cm" style:legend-expansion="high" chart:style-name="ch3"/>
        <chart:plot-area chart:style-name="ch4" table:cell-range-address="mul_line_4096_10240.A2:mul_line_4096_10240.A5 mul_line_4096_10240.D2:mul_line_4096_10240.D5 mul_block_4096_10240.E2:mul_block_4096_10240.E13" chart:data-source-has-labels="row" svg:x="1.331cm" svg:y="1.275cm" svg:width="11.444cm" svg:height="6.564cm">
          <chartooo:coordinate-region svg:x="3.805cm" svg:y="1.474cm" svg:width="8.505cm" svg:height="5.718cm"/>
          <chart:axis chart:dimension="x" chart:name="primary-x" chart:style-name="ch5">
            <chart:title svg:x="6.678cm" svg:y="8.019cm" chart:style-name="ch6">
              <text:p>Size</text:p>
            </chart:title>
          </chart:axis>
          <chart:axis chart:dimension="y" chart:name="primary-y" chart:style-name="ch5">
            <chart:title svg:x="0.451cm" svg:y="6.585cm" chart:style-name="ch7">
              <text:p>Level 2 Data Cache MIsses</text:p>
            </chart:title>
            <chart:grid chart:style-name="ch8" chart:class="major"/>
          </chart:axis>
          <chart:series chart:style-name="ch9" chart:values-cell-range-address="mul_line_4096_10240.D2:mul_line_4096_10240.D5" loext:label-string="line" chart:class="chart:scatter">
            <chart:domain table:cell-range-address="mul_line_4096_10240.A2:mul_line_4096_10240.A5"/>
            <chart:data-point chart:repeated="4"/>
          </chart:series>
          <chart:series chart:style-name="ch10" chart:values-cell-range-address="mul_block_4096_10240.E2:mul_block_4096_10240.E2 mul_block_4096_10240.E5:mul_block_4096_10240.E5 mul_block_4096_10240.E8:mul_block_4096_10240.E8 mul_block_4096_10240.E11:mul_block_4096_10240.E11" loext:label-string="block_128" chart:class="chart:scatter">
            <chart:domain table:cell-range-address="mul_line_4096_10240.A2:mul_line_4096_10240.A6"/>
            <chart:data-point chart:repeated="5"/>
          </chart:series>
          <chart:series chart:style-name="ch11" chart:values-cell-range-address="mul_block_4096_10240.E3:mul_block_4096_10240.E3 mul_block_4096_10240.E6:mul_block_4096_10240.E6 mul_block_4096_10240.E9:mul_block_4096_10240.E9 mul_block_4096_10240.E12:mul_block_4096_10240.E12" loext:label-string="block_256" chart:class="chart:scatter">
            <chart:data-point chart:repeated="4"/>
          </chart:series>
          <chart:series chart:style-name="ch12" chart:values-cell-range-address="mul_block_4096_10240.E4:mul_block_4096_10240.E4 mul_block_4096_10240.E7:mul_block_4096_10240.E7 mul_block_4096_10240.E10:mul_block_4096_10240.E10 mul_block_4096_10240.E13:mul_block_4096_10240.E13" loext:label-string="block_51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</text:p>
              </table:table-cell>
              <table:table-cell office:value-type="string">
                <text:p>Column A</text:p>
              </table:table-cell>
              <table:table-cell office:value-type="string">
                <text:p>block_128</text:p>
              </table:table-cell>
              <table:table-cell office:value-type="string">
                <text:p>block_256</text:p>
              </table:table-cell>
              <table:table-cell office:value-type="string">
                <text:p>block_51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mul_line_4096_10240.A2:mul_line_4096_10240.A5</svg:desc>
                </draw:g>
              </table:table-cell>
              <table:table-cell office:value-type="float" office:value="17681812656">
                <text:p>17681812656</text:p>
                <draw:g>
                  <svg:desc>mul_line_4096_10240.D2:mul_line_4096_10240.D5</svg:desc>
                </draw:g>
              </table:table-cell>
              <table:table-cell office:value-type="float" office:value="4096">
                <text:p>4096</text:p>
                <draw:g>
                  <svg:desc>mul_line_4096_10240.A2:mul_line_4096_10240.A6</svg:desc>
                </draw:g>
              </table:table-cell>
              <table:table-cell office:value-type="float" office:value="31583978872">
                <text:p>31583978872</text:p>
                <draw:g>
                  <svg:desc>mul_block_4096_10240.E2:mul_block_4096_10240.E2 mul_block_4096_10240.E5:mul_block_4096_10240.E5 mul_block_4096_10240.E8:mul_block_4096_10240.E8 mul_block_4096_10240.E11:mul_block_4096_10240.E11</svg:desc>
                </draw:g>
              </table:table-cell>
              <table:table-cell office:value-type="float" office:value="22271542549">
                <text:p>22271542549</text:p>
                <draw:g>
                  <svg:desc>mul_block_4096_10240.E3:mul_block_4096_10240.E3 mul_block_4096_10240.E6:mul_block_4096_10240.E6 mul_block_4096_10240.E9:mul_block_4096_10240.E9 mul_block_4096_10240.E12:mul_block_4096_10240.E12</svg:desc>
                </draw:g>
              </table:table-cell>
              <table:table-cell office:value-type="float" office:value="19193907101">
                <text:p>19193907101</text:p>
                <draw:g>
                  <svg:desc>mul_block_4096_10240.E4:mul_block_4096_10240.E4 mul_block_4096_10240.E7:mul_block_4096_10240.E7 mul_block_4096_10240.E10:mul_block_4096_10240.E10 mul_block_4096_10240.E13:mul_block_4096_10240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44">
                <text:p>6144</text:p>
              </table:table-cell>
              <table:table-cell office:value-type="float" office:value="59617297975">
                <text:p>59617297975</text:p>
              </table:table-cell>
              <table:table-cell office:value-type="float" office:value="6144">
                <text:p>6144</text:p>
              </table:table-cell>
              <table:table-cell office:value-type="float" office:value="106035006335">
                <text:p>106035006335</text:p>
              </table:table-cell>
              <table:table-cell office:value-type="float" office:value="75061067127">
                <text:p>75061067127</text:p>
              </table:table-cell>
              <table:table-cell office:value-type="float" office:value="64436232906">
                <text:p>64436232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145140124226">
                <text:p>145140124226</text:p>
              </table:table-cell>
              <table:table-cell office:value-type="float" office:value="8192">
                <text:p>8192</text:p>
              </table:table-cell>
              <table:table-cell office:value-type="float" office:value="247213045102">
                <text:p>247213045102</text:p>
              </table:table-cell>
              <table:table-cell office:value-type="float" office:value="167673683132">
                <text:p>167673683132</text:p>
              </table:table-cell>
              <table:table-cell office:value-type="float" office:value="151886518281">
                <text:p>151886518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0">
                <text:p>10240</text:p>
              </table:table-cell>
              <table:table-cell office:value-type="float" office:value="293010054487">
                <text:p>293010054487</text:p>
              </table:table-cell>
              <table:table-cell office:value-type="float" office:value="10240">
                <text:p>10240</text:p>
              </table:table-cell>
              <table:table-cell office:value-type="float" office:value="485603262628">
                <text:p>485603262628</text:p>
              </table:table-cell>
              <table:table-cell office:value-type="float" office:value="347015145844">
                <text:p>347015145844</text:p>
              </table:table-cell>
              <table:table-cell office:value-type="float" office:value="296603003934">
                <text:p>296603003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cm" svg:y="0.316cm" chart:style-name="ch2">
          <text:p>GFLOPS</text:p>
        </chart:title>
        <chart:legend chart:legend-position="end" svg:x="13.843cm" svg:y="4.201cm" style:legend-expansion="high" chart:style-name="ch3"/>
        <chart:plot-area chart:style-name="ch4" table:cell-range-address="mul_600_3000.A6:mul_600_3000.A13 mul_600_3000.E6:mul_600_3000.E13" chart:data-source-has-labels="row" svg:x="0.32cm" svg:y="1.275cm" svg:width="13.203cm" svg:height="7.545cm">
          <chartooo:coordinate-region svg:x="2.238cm" svg:y="1.475cm" svg:width="10.913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ul_600_3000.E7:mul_600_3000.E13" chart:label-cell-address="mul_600_3000.E6:mul_600_3000.E6" chart:class="chart:scatter">
            <chart:domain table:cell-range-address="mul_600_3000.A7:mul_600_3000.A1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FLOPS</text:p>
                <draw:g>
                  <svg:desc>mul_600_3000.E6:mul_600_3000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mul_600_3000.A7:mul_600_3000.A13</svg:desc>
                </draw:g>
              </table:table-cell>
              <table:table-cell office:value-type="float" office:value="821292775.665399">
                <text:p>821292775.665399</text:p>
                <draw:g>
                  <svg:desc>mul_600_3000.E7:mul_600_3000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33617929.562433">
                <text:p>533617929.562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632112416.493895">
                <text:p>632112416.493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266228430.566968">
                <text:p>266228430.566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225099622.649487">
                <text:p>225099622.649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203498940.592111">
                <text:p>203498940.59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83624128.210447">
                <text:p>183624128.2104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mul_line_600_3000.A7:mul_line_600_3000.A14 mul_line_600_3000.E7:mul_line_600_3000.E14" chart:data-source-has-labels="row" svg:x="0.32cm" svg:y="0.18cm" svg:width="12.614cm" svg:height="8.64cm">
          <chartooo:coordinate-region svg:x="2.238cm" svg:y="0.379cm" svg:width="10.1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l_line_600_3000.E8:mul_line_600_3000.E14" chart:label-cell-address="mul_line_600_3000.E7:mul_line_600_3000.E7" chart:class="chart:scatter">
            <chart:domain table:cell-range-address="mul_line_600_3000.A8:mul_line_600_3000.A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FLOPS</text:p>
                <draw:g>
                  <svg:desc>mul_line_600_3000.E7:mul_line_600_3000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mul_line_600_3000.A8:mul_line_600_3000.A14</svg:desc>
                </draw:g>
              </table:table-cell>
              <table:table-cell office:value-type="float" office:value="1756097560.97561">
                <text:p>1756097560.97561</text:p>
                <draw:g>
                  <svg:desc>mul_line_600_3000.E8:mul_line_600_3000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655629139.07285">
                <text:p>1655629139.07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633819589.16344">
                <text:p>1633819589.16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1467354384.19927">
                <text:p>1467354384.19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1523319027.18169">
                <text:p>1523319027.18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1439829605.96379">
                <text:p>1439829605.96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440384102.42731">
                <text:p>1440384102.427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GFLOPS in </text:p>
        </chart:title>
        <chart:legend chart:legend-position="end" svg:x="13.095cm" svg:y="3.703cm" style:legend-expansion="high" chart:style-name="ch3"/>
        <chart:plot-area chart:style-name="ch4" table:cell-range-address="mul_line_4096_10240.A2:mul_line_4096_10240.A6 mul_block_4096_10240.F2:mul_block_4096_10240.F13" chart:data-source-has-labels="row" svg:x="1.331cm" svg:y="1.275cm" svg:width="11.444cm" svg:height="6.564cm">
          <chartooo:coordinate-region svg:x="3.434cm" svg:y="1.474cm" svg:width="8.876cm" svg:height="5.718cm"/>
          <chart:axis chart:dimension="x" chart:name="primary-x" chart:style-name="ch5">
            <chart:title svg:x="6.678cm" svg:y="8.019cm" chart:style-name="ch6">
              <text:p>Size</text:p>
            </chart:title>
          </chart:axis>
          <chart:axis chart:dimension="y" chart:name="primary-y" chart:style-name="ch5">
            <chart:title svg:x="0.451cm" svg:y="6.361cm" chart:style-name="ch7">
              <text:p>Operações por segundo</text:p>
            </chart:title>
            <chart:grid chart:style-name="ch8" chart:class="major"/>
          </chart:axis>
          <chart:series chart:style-name="ch9" chart:values-cell-range-address="mul_block_4096_10240.F2:mul_block_4096_10240.F2 mul_block_4096_10240.F5:mul_block_4096_10240.F5 mul_block_4096_10240.F8:mul_block_4096_10240.F8 mul_block_4096_10240.F11:mul_block_4096_10240.F11" loext:label-string="block_128" chart:class="chart:scatter">
            <chart:domain table:cell-range-address="mul_line_4096_10240.A2:mul_line_4096_10240.A6"/>
            <chart:data-point chart:repeated="5"/>
          </chart:series>
          <chart:series chart:style-name="ch10" chart:values-cell-range-address="mul_block_4096_10240.F3:mul_block_4096_10240.F3 mul_block_4096_10240.F6:mul_block_4096_10240.F6 mul_block_4096_10240.F9:mul_block_4096_10240.F9 mul_block_4096_10240.F12:mul_block_4096_10240.F12" loext:label-string="block_256" chart:class="chart:scatter">
            <chart:domain table:cell-range-address="mul_line_4096_10240.A2:mul_line_4096_10240.A5"/>
            <chart:data-point chart:repeated="4"/>
          </chart:series>
          <chart:series chart:style-name="ch11" chart:values-cell-range-address="mul_block_4096_10240.F4:mul_block_4096_10240.F4 mul_block_4096_10240.F7:mul_block_4096_10240.F7 mul_block_4096_10240.F10:mul_block_4096_10240.F10 mul_block_4096_10240.F13:mul_block_4096_10240.F13" loext:label-string="block_512" chart:class="chart:scatter">
            <chart:domain table:cell-range-address="mul_line_4096_10240.A2:mul_line_4096_10240.A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ock_128</text:p>
              </table:table-cell>
              <table:table-cell office:value-type="string">
                <text:p>Column A</text:p>
              </table:table-cell>
              <table:table-cell office:value-type="string">
                <text:p>block_256</text:p>
              </table:table-cell>
              <table:table-cell office:value-type="string">
                <text:p>Column A</text:p>
              </table:table-cell>
              <table:table-cell office:value-type="string">
                <text:p>block_512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096">
                <text:p>4096</text:p>
                <draw:g>
                  <svg:desc>mul_line_4096_10240.A2:mul_line_4096_10240.A6</svg:desc>
                </draw:g>
              </table:table-cell>
              <table:table-cell office:value-type="float" office:value="1664716006.20155">
                <text:p>1664716006.20155</text:p>
                <draw:g>
                  <svg:desc>mul_block_4096_10240.F2:mul_block_4096_10240.F2 mul_block_4096_10240.F5:mul_block_4096_10240.F5 mul_block_4096_10240.F8:mul_block_4096_10240.F8 mul_block_4096_10240.F11:mul_block_4096_10240.F11</svg:desc>
                </draw:g>
              </table:table-cell>
              <table:table-cell office:value-type="float" office:value="4096">
                <text:p>4096</text:p>
                <draw:g>
                  <svg:desc>mul_line_4096_10240.A2:mul_line_4096_10240.A5</svg:desc>
                </draw:g>
              </table:table-cell>
              <table:table-cell office:value-type="float" office:value="1804465949.00612">
                <text:p>1804465949.00612</text:p>
                <draw:g>
                  <svg:desc>mul_block_4096_10240.F3:mul_block_4096_10240.F3 mul_block_4096_10240.F6:mul_block_4096_10240.F6 mul_block_4096_10240.F9:mul_block_4096_10240.F9 mul_block_4096_10240.F12:mul_block_4096_10240.F12</svg:desc>
                </draw:g>
              </table:table-cell>
              <table:table-cell office:value-type="float" office:value="4096">
                <text:p>4096</text:p>
                <draw:g>
                  <svg:desc>mul_line_4096_10240.A2:mul_line_4096_10240.A5</svg:desc>
                </draw:g>
              </table:table-cell>
              <table:table-cell office:value-type="float" office:value="1785988427.78803">
                <text:p>1785988427.78803</text:p>
                <draw:g>
                  <svg:desc>mul_block_4096_10240.F4:mul_block_4096_10240.F4 mul_block_4096_10240.F7:mul_block_4096_10240.F7 mul_block_4096_10240.F10:mul_block_4096_10240.F10 mul_block_4096_10240.F13:mul_block_4096_10240.F13</svg:desc>
                </draw:g>
              </table:table-cell>
            </table:table-row>
            <table:table-row>
              <table:table-cell office:value-type="string"/>
              <table:table-cell office:value-type="float" office:value="6144">
                <text:p>6144</text:p>
              </table:table-cell>
              <table:table-cell office:value-type="float" office:value="1595395543.09417">
                <text:p>1595395543.09417</text:p>
              </table:table-cell>
              <table:table-cell office:value-type="float" office:value="6144">
                <text:p>6144</text:p>
              </table:table-cell>
              <table:table-cell office:value-type="float" office:value="1929045982.75798">
                <text:p>1929045982.75798</text:p>
              </table:table-cell>
              <table:table-cell office:value-type="float" office:value="6144">
                <text:p>6144</text:p>
              </table:table-cell>
              <table:table-cell office:value-type="float" office:value="1857788979.45387">
                <text:p>1857788979.45387</text:p>
              </table:table-cell>
            </table:table-row>
            <table:table-row>
              <table:table-cell office:value-type="string"/>
              <table:table-cell office:value-type="float" office:value="8192">
                <text:p>8192</text:p>
              </table:table-cell>
              <table:table-cell office:value-type="float" office:value="1453997727.81503">
                <text:p>1453997727.81503</text:p>
              </table:table-cell>
              <table:table-cell office:value-type="float" office:value="8192">
                <text:p>8192</text:p>
              </table:table-cell>
              <table:table-cell office:value-type="float" office:value="1389537227.42042">
                <text:p>1389537227.42042</text:p>
              </table:table-cell>
              <table:table-cell office:value-type="float" office:value="8192">
                <text:p>8192</text:p>
              </table:table-cell>
              <table:table-cell office:value-type="float" office:value="1625123790.07673">
                <text:p>1625123790.07673</text:p>
              </table:table-cell>
            </table:table-row>
            <table:table-row>
              <table:table-cell office:value-type="string"/>
              <table:table-cell office:value-type="float" office:value="10240">
                <text:p>10240</text:p>
              </table:table-cell>
              <table:table-cell office:value-type="float" office:value="1609605123.19288">
                <text:p>1609605123.19288</text:p>
              </table:table-cell>
              <table:table-cell office:value-type="float" office:value="10240">
                <text:p>10240</text:p>
              </table:table-cell>
              <table:table-cell office:value-type="float" office:value="1915866842.0029">
                <text:p>1915866842.0029</text:p>
              </table:table-cell>
              <table:table-cell office:value-type="float" office:value="10240">
                <text:p>10240</text:p>
              </table:table-cell>
              <table:table-cell office:value-type="float" office:value="1909583870.27358">
                <text:p>1909583870.27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5308d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GFLOPS Comparison</text:p>
        </chart:title>
        <chart:legend chart:legend-position="end" svg:x="13.095cm" svg:y="3.454cm" style:legend-expansion="high" chart:style-name="ch3"/>
        <chart:plot-area chart:style-name="ch4" table:cell-range-address="mul_line_4096_10240.A2:mul_line_4096_10240.A6 mul_block_4096_10240.F2:mul_block_4096_10240.F13 mul_line_4096_10240.E2:mul_line_4096_10240.E5" chart:data-source-has-labels="row" svg:x="1.331cm" svg:y="1.275cm" svg:width="11.444cm" svg:height="6.564cm">
          <chartooo:coordinate-region svg:x="3.434cm" svg:y="1.474cm" svg:width="8.876cm" svg:height="5.718cm"/>
          <chart:axis chart:dimension="x" chart:name="primary-x" chart:style-name="ch5">
            <chart:title svg:x="6.678cm" svg:y="8.019cm" chart:style-name="ch6">
              <text:p>Size</text:p>
            </chart:title>
          </chart:axis>
          <chart:axis chart:dimension="y" chart:name="primary-y" chart:style-name="ch5">
            <chart:title svg:x="0.451cm" svg:y="6.361cm" chart:style-name="ch7">
              <text:p>Operações por segundo</text:p>
            </chart:title>
            <chart:grid chart:style-name="ch8" chart:class="major"/>
          </chart:axis>
          <chart:series chart:style-name="ch9" chart:values-cell-range-address="mul_block_4096_10240.F2:mul_block_4096_10240.F2 mul_block_4096_10240.F5:mul_block_4096_10240.F5 mul_block_4096_10240.F8:mul_block_4096_10240.F8 mul_block_4096_10240.F11:mul_block_4096_10240.F11" loext:label-string="block_128" chart:class="chart:scatter">
            <chart:domain table:cell-range-address="mul_line_4096_10240.A2:mul_line_4096_10240.A6"/>
            <chart:data-point chart:repeated="5"/>
          </chart:series>
          <chart:series chart:style-name="ch10" chart:values-cell-range-address="mul_block_4096_10240.F3:mul_block_4096_10240.F3 mul_block_4096_10240.F6:mul_block_4096_10240.F6 mul_block_4096_10240.F9:mul_block_4096_10240.F9 mul_block_4096_10240.F12:mul_block_4096_10240.F12" loext:label-string="block_256" chart:class="chart:scatter">
            <chart:domain table:cell-range-address="mul_line_4096_10240.A2:mul_line_4096_10240.A5"/>
            <chart:data-point chart:repeated="4"/>
          </chart:series>
          <chart:series chart:style-name="ch11" chart:values-cell-range-address="mul_block_4096_10240.F4:mul_block_4096_10240.F4 mul_block_4096_10240.F7:mul_block_4096_10240.F7 mul_block_4096_10240.F10:mul_block_4096_10240.F10 mul_block_4096_10240.F13:mul_block_4096_10240.F13" loext:label-string="block_512" chart:class="chart:scatter">
            <chart:domain table:cell-range-address="mul_line_4096_10240.A2:mul_line_4096_10240.A5"/>
            <chart:data-point chart:repeated="4"/>
          </chart:series>
          <chart:series chart:style-name="ch12" chart:values-cell-range-address="mul_line_4096_10240.E2:mul_line_4096_10240.E5" loext:label-string="line" chart:class="chart:scatter">
            <chart:domain table:cell-range-address="mul_line_4096_10240.A2:mul_line_4096_10240.A5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ock_128</text:p>
              </table:table-cell>
              <table:table-cell office:value-type="string">
                <text:p>Column A</text:p>
              </table:table-cell>
              <table:table-cell office:value-type="string">
                <text:p>block_256</text:p>
              </table:table-cell>
              <table:table-cell office:value-type="string">
                <text:p>Column A</text:p>
              </table:table-cell>
              <table:table-cell office:value-type="string">
                <text:p>block_512</text:p>
              </table:table-cell>
              <table:table-cell office:value-type="string">
                <text:p>Column A</text:p>
              </table:table-cell>
              <table:table-cell office:value-type="string">
                <text:p>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mul_line_4096_10240.A2:mul_line_4096_10240.A6</svg:desc>
                </draw:g>
              </table:table-cell>
              <table:table-cell office:value-type="float" office:value="1664716006.20155">
                <text:p>1664716006.20155</text:p>
                <draw:g>
                  <svg:desc>mul_block_4096_10240.F2:mul_block_4096_10240.F2 mul_block_4096_10240.F5:mul_block_4096_10240.F5 mul_block_4096_10240.F8:mul_block_4096_10240.F8 mul_block_4096_10240.F11:mul_block_4096_10240.F11</svg:desc>
                </draw:g>
              </table:table-cell>
              <table:table-cell office:value-type="float" office:value="4096">
                <text:p>4096</text:p>
                <draw:g>
                  <svg:desc>mul_line_4096_10240.A2:mul_line_4096_10240.A5</svg:desc>
                </draw:g>
              </table:table-cell>
              <table:table-cell office:value-type="float" office:value="1804465949.00612">
                <text:p>1804465949.00612</text:p>
                <draw:g>
                  <svg:desc>mul_block_4096_10240.F3:mul_block_4096_10240.F3 mul_block_4096_10240.F6:mul_block_4096_10240.F6 mul_block_4096_10240.F9:mul_block_4096_10240.F9 mul_block_4096_10240.F12:mul_block_4096_10240.F12</svg:desc>
                </draw:g>
              </table:table-cell>
              <table:table-cell office:value-type="float" office:value="4096">
                <text:p>4096</text:p>
                <draw:g>
                  <svg:desc>mul_line_4096_10240.A2:mul_line_4096_10240.A5</svg:desc>
                </draw:g>
              </table:table-cell>
              <table:table-cell office:value-type="float" office:value="1785988427.78803">
                <text:p>1785988427.78803</text:p>
                <draw:g>
                  <svg:desc>mul_block_4096_10240.F4:mul_block_4096_10240.F4 mul_block_4096_10240.F7:mul_block_4096_10240.F7 mul_block_4096_10240.F10:mul_block_4096_10240.F10 mul_block_4096_10240.F13:mul_block_4096_10240.F13</svg:desc>
                </draw:g>
              </table:table-cell>
              <table:table-cell office:value-type="float" office:value="4096">
                <text:p>4096</text:p>
                <draw:g>
                  <svg:desc>mul_line_4096_10240.A2:mul_line_4096_10240.A5</svg:desc>
                </draw:g>
              </table:table-cell>
              <table:table-cell office:value-type="float" office:value="1538294851.10527">
                <text:p>1538294851.10527</text:p>
                <draw:g>
                  <svg:desc>mul_line_4096_10240.E2:mul_line_4096_10240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44">
                <text:p>6144</text:p>
              </table:table-cell>
              <table:table-cell office:value-type="float" office:value="1595395543.09417">
                <text:p>1595395543.09417</text:p>
              </table:table-cell>
              <table:table-cell office:value-type="float" office:value="6144">
                <text:p>6144</text:p>
              </table:table-cell>
              <table:table-cell office:value-type="float" office:value="1929045982.75798">
                <text:p>1929045982.75798</text:p>
              </table:table-cell>
              <table:table-cell office:value-type="float" office:value="6144">
                <text:p>6144</text:p>
              </table:table-cell>
              <table:table-cell office:value-type="float" office:value="1857788979.45387">
                <text:p>1857788979.45387</text:p>
              </table:table-cell>
              <table:table-cell office:value-type="float" office:value="6144">
                <text:p>6144</text:p>
              </table:table-cell>
              <table:table-cell office:value-type="float" office:value="1527029101.43401">
                <text:p>1527029101.43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1453997727.81503">
                <text:p>1453997727.81503</text:p>
              </table:table-cell>
              <table:table-cell office:value-type="float" office:value="8192">
                <text:p>8192</text:p>
              </table:table-cell>
              <table:table-cell office:value-type="float" office:value="1389537227.42042">
                <text:p>1389537227.42042</text:p>
              </table:table-cell>
              <table:table-cell office:value-type="float" office:value="8192">
                <text:p>8192</text:p>
              </table:table-cell>
              <table:table-cell office:value-type="float" office:value="1625123790.07673">
                <text:p>1625123790.07673</text:p>
              </table:table-cell>
              <table:table-cell office:value-type="float" office:value="8192">
                <text:p>8192</text:p>
              </table:table-cell>
              <table:table-cell office:value-type="float" office:value="1497888575.4011">
                <text:p>1497888575.4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0">
                <text:p>10240</text:p>
              </table:table-cell>
              <table:table-cell office:value-type="float" office:value="1609605123.19288">
                <text:p>1609605123.19288</text:p>
              </table:table-cell>
              <table:table-cell office:value-type="float" office:value="10240">
                <text:p>10240</text:p>
              </table:table-cell>
              <table:table-cell office:value-type="float" office:value="1915866842.0029">
                <text:p>1915866842.0029</text:p>
              </table:table-cell>
              <table:table-cell office:value-type="float" office:value="10240">
                <text:p>10240</text:p>
              </table:table-cell>
              <table:table-cell office:value-type="float" office:value="1909583870.27358">
                <text:p>1909583870.27358</text:p>
              </table:table-cell>
              <table:table-cell office:value-type="float" office:value="10240">
                <text:p>10240</text:p>
              </table:table-cell>
              <table:table-cell office:value-type="float" office:value="1518053235.12155">
                <text:p>1518053235.12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bar" chart:style-name="ch1">
        <chart:title svg:x="2.721cm" svg:y="0.316cm" chart:style-name="ch2">
          <text:p>Normal Multiplication: size vs L1_DCM and L2_DCM</text:p>
        </chart:title>
        <chart:legend chart:legend-position="end" svg:x="13.823cm" svg:y="3.955cm" style:legend-expansion="high" chart:style-name="ch3"/>
        <chart:plot-area chart:style-name="ch4" table:cell-range-address="mul_600_3000.A7:mul_600_3000.A13 mul_600_3000.C6:mul_600_3000.D13" chart:data-source-has-labels="both" svg:x="1.331cm" svg:y="1.275cm" svg:width="12.172cm" svg:height="6.57cm">
          <chartooo:coordinate-region svg:x="3.805cm" svg:y="1.474cm" svg:width="9.698cm" svg:height="5.724cm"/>
          <chart:axis chart:dimension="x" chart:name="primary-x" chart:style-name="ch5" chartooo:axis-type="auto">
            <chartooo:date-scale/>
            <chart:title svg:x="7.042cm" svg:y="8.025cm" chart:style-name="ch6">
              <text:p>Size</text:p>
            </chart:title>
            <chart:categories table:cell-range-address="mul_600_3000.A7:mul_600_3000.A13"/>
          </chart:axis>
          <chart:axis chart:dimension="y" chart:name="primary-y" chart:style-name="ch7">
            <chart:title svg:x="0.451cm" svg:y="6.271cm" chart:style-name="ch8">
              <text:p>Number of data misses</text:p>
            </chart:title>
            <chart:grid chart:style-name="ch9" chart:class="major"/>
          </chart:axis>
          <chart:series chart:style-name="ch10" chart:values-cell-range-address="mul_600_3000.C7:mul_600_3000.C13" chart:label-cell-address="mul_600_3000.C6:mul_600_3000.C6" chart:class="chart:bar">
            <chart:data-point chart:repeated="7"/>
          </chart:series>
          <chart:series chart:style-name="ch11" chart:values-cell-range-address="mul_600_3000.D7:mul_600_3000.D13" chart:label-cell-address="mul_600_3000.D6:mul_600_3000.D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1_DCM</text:p>
                <draw:g>
                  <svg:desc>mul_600_3000.C6:mul_600_3000.C6</svg:desc>
                </draw:g>
              </table:table-cell>
              <table:table-cell office:value-type="string">
                <text:p> L2_DCM</text:p>
                <draw:g>
                  <svg:desc>mul_600_3000.D6:mul_600_3000.D6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mul_600_3000.A7:mul_600_3000.A13</svg:desc>
                </draw:g>
              </table:table-cell>
              <table:table-cell office:value-type="float" office:value="244886472">
                <text:p>244886472</text:p>
                <draw:g>
                  <svg:desc>mul_600_3000.C7:mul_600_3000.C13</svg:desc>
                </draw:g>
              </table:table-cell>
              <table:table-cell office:value-type="float" office:value="40237386">
                <text:p>40237386</text:p>
                <draw:g>
                  <svg:desc>mul_600_3000.D7:mul_600_3000.D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35527254">
                <text:p>1235527254</text:p>
              </table:table-cell>
              <table:table-cell office:value-type="float" office:value="226935545">
                <text:p>22693554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18080208">
                <text:p>3518080208</text:p>
              </table:table-cell>
              <table:table-cell office:value-type="float" office:value="1384854790">
                <text:p>138485479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62259329">
                <text:p>9062259329</text:p>
              </table:table-cell>
              <table:table-cell office:value-type="float" office:value="8637108610">
                <text:p>863710861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35606773">
                <text:p>17635606773</text:p>
              </table:table-cell>
              <table:table-cell office:value-type="float" office:value="24689188950">
                <text:p>2468918895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889232107">
                <text:p>30889232107</text:p>
              </table:table-cell>
              <table:table-cell office:value-type="float" office:value="56032460986">
                <text:p>5603246098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04679805">
                <text:p>50304679805</text:p>
              </table:table-cell>
              <table:table-cell office:value-type="float" office:value="103023247195">
                <text:p>103023247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9cm" svg:y="0.316cm" chart:style-name="ch2">
          <text:p>Line Multiplication - size vs time</text:p>
        </chart:title>
        <chart:legend chart:legend-position="end" svg:x="14.1cm" svg:y="4.201cm" style:legend-expansion="high" chart:style-name="ch3"/>
        <chart:plot-area chart:style-name="ch4" table:cell-range-address="mul_line_600_3000.A8:mul_line_600_3000.B14" chart:data-source-has-labels="row" svg:x="1.331cm" svg:y="1.275cm" svg:width="12.449cm" svg:height="6.564cm">
          <chartooo:coordinate-region svg:x="1.952cm" svg:y="1.474cm" svg:width="11.456cm" svg:height="5.718cm"/>
          <chart:axis chart:dimension="x" chart:name="primary-x" chart:style-name="ch5">
            <chart:title svg:x="7.18cm" svg:y="8.019cm" chart:style-name="ch6">
              <text:p>Size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mul_line_600_3000.B8:mul_line_600_3000.B14" loext:label-string="cpp" chart:class="chart:scatter">
            <chart:domain table:cell-range-address="mul_line_600_3000.A8:mul_line_600_3000.A1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mul_line_600_3000.A8:mul_line_600_3000.A14</svg:desc>
                </draw:g>
              </table:table-cell>
              <table:table-cell office:value-type="float" office:value="0.246">
                <text:p>0.246</text:p>
                <draw:g>
                  <svg:desc>mul_line_600_3000.B8:mul_line_600_3000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7.949">
                <text:p>7.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24.414">
                <text:p>24.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7.49">
                <text:p>37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bar" chart:style-name="ch1">
        <chart:title svg:x="1.77cm" svg:y="0.316cm" chart:style-name="ch2">
          <text:p>Line Multiplication (600 - 3000) : size vs L1-DCM and L2-DCM</text:p>
        </chart:title>
        <chart:legend chart:legend-position="end" svg:x="13.826cm" svg:y="3.954cm" style:legend-expansion="high" chart:style-name="ch3"/>
        <chart:plot-area chart:style-name="ch4" table:cell-range-address="mul_line_600_3000.A8:mul_line_600_3000.A14 mul_line_600_3000.C7:mul_line_600_3000.D14" chart:data-source-has-labels="both" svg:x="1.331cm" svg:y="1.275cm" svg:width="12.175cm" svg:height="6.569cm">
          <chartooo:coordinate-region svg:x="3.434cm" svg:y="1.475cm" svg:width="10.072cm" svg:height="5.722cm"/>
          <chart:axis chart:dimension="x" chart:name="primary-x" chart:style-name="ch5" chartooo:axis-type="auto">
            <chartooo:date-scale/>
            <chart:title svg:x="7.043cm" svg:y="8.024cm" chart:style-name="ch6">
              <text:p>Size</text:p>
            </chart:title>
            <chart:categories table:cell-range-address="mul_line_600_3000.A8:mul_line_600_3000.A14"/>
          </chart:axis>
          <chart:axis chart:dimension="y" chart:name="primary-y" chart:style-name="ch7">
            <chart:title svg:x="0.451cm" svg:y="5.979cm" chart:style-name="ch8">
              <text:p>Data cache misses</text:p>
            </chart:title>
            <chart:grid chart:style-name="ch9" chart:class="major"/>
          </chart:axis>
          <chart:series chart:style-name="ch10" chart:values-cell-range-address="mul_line_600_3000.C8:mul_line_600_3000.C14" chart:label-cell-address="mul_line_600_3000.C7:mul_line_600_3000.C7" chart:class="chart:bar">
            <chart:data-point chart:repeated="7"/>
          </chart:series>
          <chart:series chart:style-name="ch11" chart:values-cell-range-address="mul_line_600_3000.D8:mul_line_600_3000.D14" chart:label-cell-address="mul_line_600_3000.D7:mul_line_600_3000.D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1_DCM</text:p>
                <draw:g>
                  <svg:desc>mul_line_600_3000.C7:mul_line_600_3000.C7</svg:desc>
                </draw:g>
              </table:table-cell>
              <table:table-cell office:value-type="string">
                <text:p> L2_DCM</text:p>
                <draw:g>
                  <svg:desc>mul_line_600_3000.D7:mul_line_600_3000.D7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mul_line_600_3000.A8:mul_line_600_3000.A14</svg:desc>
                </draw:g>
              </table:table-cell>
              <table:table-cell office:value-type="float" office:value="27121622">
                <text:p>27121622</text:p>
                <draw:g>
                  <svg:desc>mul_line_600_3000.C8:mul_line_600_3000.C14</svg:desc>
                </draw:g>
              </table:table-cell>
              <table:table-cell office:value-type="float" office:value="54695150">
                <text:p>54695150</text:p>
                <draw:g>
                  <svg:desc>mul_line_600_3000.D8:mul_line_600_3000.D1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837414">
                <text:p>125837414</text:p>
              </table:table-cell>
              <table:table-cell office:value-type="float" office:value="252518774">
                <text:p>25251877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6772922">
                <text:p>346772922</text:p>
              </table:table-cell>
              <table:table-cell office:value-type="float" office:value="694158532">
                <text:p>6941585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66246177">
                <text:p>766246177</text:p>
              </table:table-cell>
              <table:table-cell office:value-type="float" office:value="1472015979">
                <text:p>147201597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84344374">
                <text:p>2084344374</text:p>
              </table:table-cell>
              <table:table-cell office:value-type="float" office:value="2706543486">
                <text:p>270654348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406553383">
                <text:p>4406553383</text:p>
              </table:table-cell>
              <table:table-cell office:value-type="float" office:value="4485738491">
                <text:p>448573849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77068194">
                <text:p>6777068194</text:p>
              </table:table-cell>
              <table:table-cell office:value-type="float" office:value="6874505100">
                <text:p>6874505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59cm" svg:y="0.316cm" chart:style-name="ch2">
          <text:p>Normal vs Line Multiplication</text:p>
        </chart:title>
        <chart:legend chart:legend-position="end" svg:x="13.624cm" svg:y="3.952cm" style:legend-expansion="high" chart:style-name="ch3"/>
        <chart:plot-area chart:style-name="ch4" table:cell-range-address="mul_600_3000.A7:mul_600_3000.B13 mul_line_600_3000.B8:mul_line_600_3000.B14" chart:data-source-has-labels="row" svg:x="1.331cm" svg:y="1.275cm" svg:width="11.973cm" svg:height="6.564cm">
          <chartooo:coordinate-region svg:x="2.138cm" svg:y="1.474cm" svg:width="10.794cm" svg:height="5.718cm"/>
          <chart:axis chart:dimension="x" chart:name="primary-x" chart:style-name="ch5">
            <chart:title svg:x="6.942cm" svg:y="8.019cm" chart:style-name="ch6">
              <text:p>Size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mul_600_3000.B7:mul_600_3000.B13" loext:label-string="normal" chart:class="chart:scatter">
            <chart:domain table:cell-range-address="mul_600_3000.A7:mul_600_3000.A13"/>
            <chart:data-point chart:repeated="7"/>
          </chart:series>
          <chart:series chart:style-name="ch10" chart:values-cell-range-address="mul_line_600_3000.B8:mul_line_600_3000.B14" loext:label-string="line" chart:class="chart:scatter">
            <chart:domain table:cell-range-address="mul_line_600_3000.A8:mul_line_600_3000.A1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</table:table-cell>
              <table:table-cell office:value-type="string">
                <text:p>Column A</text:p>
              </table:table-cell>
              <table:table-cell office:value-type="string">
                <text:p>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mul_600_3000.A7:mul_600_3000.A13</svg:desc>
                </draw:g>
              </table:table-cell>
              <table:table-cell office:value-type="float" office:value="0.526">
                <text:p>0.526</text:p>
                <draw:g>
                  <svg:desc>mul_600_3000.B7:mul_600_3000.B13</svg:desc>
                </draw:g>
              </table:table-cell>
              <table:table-cell office:value-type="float" office:value="600">
                <text:p>600</text:p>
                <draw:g>
                  <svg:desc>mul_line_600_3000.A8:mul_line_600_3000.A14</svg:desc>
                </draw:g>
              </table:table-cell>
              <table:table-cell office:value-type="float" office:value="0.246">
                <text:p>0.246</text:p>
                <draw:g>
                  <svg:desc>mul_line_600_3000.B8:mul_line_600_3000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.748">
                <text:p>3.748</text:p>
              </table:table-cell>
              <table:table-cell office:value-type="float" office:value="1000">
                <text:p>1000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8.682">
                <text:p>8.682</text:p>
              </table:table-cell>
              <table:table-cell office:value-type="float" office:value="1400">
                <text:p>1400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43.812">
                <text:p>43.812</text:p>
              </table:table-cell>
              <table:table-cell office:value-type="float" office:value="1800">
                <text:p>1800</text:p>
              </table:table-cell>
              <table:table-cell office:value-type="float" office:value="7.949">
                <text:p>7.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94.607">
                <text:p>94.607</text:p>
              </table:table-cell>
              <table:table-cell office:value-type="float" office:value="2200">
                <text:p>2200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172.738">
                <text:p>172.738</text:p>
              </table:table-cell>
              <table:table-cell office:value-type="float" office:value="2600">
                <text:p>2600</text:p>
              </table:table-cell>
              <table:table-cell office:value-type="float" office:value="24.414">
                <text:p>24.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294.079">
                <text:p>294.079</text:p>
              </table:table-cell>
              <table:table-cell office:value-type="float" office:value="3000">
                <text:p>3000</text:p>
              </table:table-cell>
              <table:table-cell office:value-type="float" office:value="37.49">
                <text:p>37.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22cm" svg:y="0.316cm" chart:style-name="ch2">
          <text:p>Normal vs Line</text:p>
        </chart:title>
        <chart:legend chart:legend-position="end" svg:x="13.624cm" svg:y="3.952cm" style:legend-expansion="high" chart:style-name="ch3"/>
        <chart:plot-area chart:style-name="ch4" table:cell-range-address="mul_600_3000.A7:mul_600_3000.A13 mul_600_3000.C7:mul_600_3000.C13 mul_line_600_3000.C8:mul_line_600_3000.C14" chart:data-source-has-labels="row" svg:x="1.331cm" svg:y="1.275cm" svg:width="11.973cm" svg:height="6.564cm">
          <chartooo:coordinate-region svg:x="3.619cm" svg:y="1.474cm" svg:width="9.313cm" svg:height="5.718cm"/>
          <chart:axis chart:dimension="x" chart:name="primary-x" chart:style-name="ch5">
            <chart:title svg:x="6.942cm" svg:y="8.019cm" chart:style-name="ch6">
              <text:p>Size</text:p>
            </chart:title>
          </chart:axis>
          <chart:axis chart:dimension="y" chart:name="primary-y" chart:style-name="ch5">
            <chart:title svg:x="0.451cm" svg:y="6.585cm" chart:style-name="ch7">
              <text:p>Level 1 Data Cache Misses</text:p>
            </chart:title>
            <chart:grid chart:style-name="ch8" chart:class="major"/>
          </chart:axis>
          <chart:series chart:style-name="ch9" chart:values-cell-range-address="mul_600_3000.C7:mul_600_3000.C13" loext:label-string="normal" chart:class="chart:scatter">
            <chart:domain table:cell-range-address="mul_600_3000.A7:mul_600_3000.A13"/>
            <chart:data-point chart:repeated="7"/>
          </chart:series>
          <chart:series chart:style-name="ch10" chart:values-cell-range-address="mul_line_600_3000.C8:mul_line_600_3000.C14" loext:label-string="line" chart:class="chart:scatter">
            <chart:domain table:cell-range-address="mul_line_600_3000.A8:mul_line_600_3000.A1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</table:table-cell>
              <table:table-cell office:value-type="string">
                <text:p>Column A</text:p>
              </table:table-cell>
              <table:table-cell office:value-type="string">
                <text:p>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mul_600_3000.A7:mul_600_3000.A13</svg:desc>
                </draw:g>
              </table:table-cell>
              <table:table-cell office:value-type="float" office:value="244886472">
                <text:p>244886472</text:p>
                <draw:g>
                  <svg:desc>mul_600_3000.C7:mul_600_3000.C13</svg:desc>
                </draw:g>
              </table:table-cell>
              <table:table-cell office:value-type="float" office:value="600">
                <text:p>600</text:p>
                <draw:g>
                  <svg:desc>mul_line_600_3000.A8:mul_line_600_3000.A14</svg:desc>
                </draw:g>
              </table:table-cell>
              <table:table-cell office:value-type="float" office:value="27121622">
                <text:p>27121622</text:p>
                <draw:g>
                  <svg:desc>mul_line_600_3000.C8:mul_line_600_3000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235527254">
                <text:p>1235527254</text:p>
              </table:table-cell>
              <table:table-cell office:value-type="float" office:value="1000">
                <text:p>1000</text:p>
              </table:table-cell>
              <table:table-cell office:value-type="float" office:value="125837414">
                <text:p>125837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3518080208">
                <text:p>3518080208</text:p>
              </table:table-cell>
              <table:table-cell office:value-type="float" office:value="1400">
                <text:p>1400</text:p>
              </table:table-cell>
              <table:table-cell office:value-type="float" office:value="346772922">
                <text:p>346772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9062259329">
                <text:p>9062259329</text:p>
              </table:table-cell>
              <table:table-cell office:value-type="float" office:value="1800">
                <text:p>1800</text:p>
              </table:table-cell>
              <table:table-cell office:value-type="float" office:value="766246177">
                <text:p>766246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17635606773">
                <text:p>17635606773</text:p>
              </table:table-cell>
              <table:table-cell office:value-type="float" office:value="2200">
                <text:p>2200</text:p>
              </table:table-cell>
              <table:table-cell office:value-type="float" office:value="2084344374">
                <text:p>2084344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30889232107">
                <text:p>30889232107</text:p>
              </table:table-cell>
              <table:table-cell office:value-type="float" office:value="2600">
                <text:p>2600</text:p>
              </table:table-cell>
              <table:table-cell office:value-type="float" office:value="4406553383">
                <text:p>4406553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0304679805">
                <text:p>50304679805</text:p>
              </table:table-cell>
              <table:table-cell office:value-type="float" office:value="3000">
                <text:p>3000</text:p>
              </table:table-cell>
              <table:table-cell office:value-type="float" office:value="6777068194">
                <text:p>67770681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22cm" svg:y="0.316cm" chart:style-name="ch2">
          <text:p>Normal vs Line</text:p>
        </chart:title>
        <chart:legend chart:legend-position="end" svg:x="13.624cm" svg:y="3.952cm" style:legend-expansion="high" chart:style-name="ch3"/>
        <chart:plot-area chart:style-name="ch4" table:cell-range-address="mul_600_3000.A7:mul_600_3000.A13 mul_600_3000.D7:mul_600_3000.D13 mul_line_600_3000.D8:mul_line_600_3000.D14" chart:data-source-has-labels="row" svg:x="1.331cm" svg:y="1.275cm" svg:width="11.973cm" svg:height="6.564cm">
          <chartooo:coordinate-region svg:x="3.619cm" svg:y="1.474cm" svg:width="9.127cm" svg:height="5.718cm"/>
          <chart:axis chart:dimension="x" chart:name="primary-x" chart:style-name="ch5">
            <chart:title svg:x="6.942cm" svg:y="8.019cm" chart:style-name="ch6">
              <text:p>Size</text:p>
            </chart:title>
          </chart:axis>
          <chart:axis chart:dimension="y" chart:name="primary-y" chart:style-name="ch5">
            <chart:title svg:x="0.451cm" svg:y="6.585cm" chart:style-name="ch7">
              <text:p>Level 2 Data Cache Misses</text:p>
            </chart:title>
            <chart:grid chart:style-name="ch8" chart:class="major"/>
          </chart:axis>
          <chart:series chart:style-name="ch9" chart:values-cell-range-address="mul_600_3000.D7:mul_600_3000.D13" loext:label-string="normal" chart:class="chart:scatter">
            <chart:domain table:cell-range-address="mul_600_3000.A7:mul_600_3000.A13"/>
            <chart:data-point chart:repeated="7"/>
          </chart:series>
          <chart:series chart:style-name="ch10" chart:values-cell-range-address="mul_line_600_3000.D8:mul_line_600_3000.D14" loext:label-string="line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</table:table-cell>
              <table:table-cell office:value-type="string">
                <text:p>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mul_600_3000.A7:mul_600_3000.A13</svg:desc>
                </draw:g>
              </table:table-cell>
              <table:table-cell office:value-type="float" office:value="40237386">
                <text:p>40237386</text:p>
                <draw:g>
                  <svg:desc>mul_600_3000.D7:mul_600_3000.D13</svg:desc>
                </draw:g>
              </table:table-cell>
              <table:table-cell office:value-type="float" office:value="54695150">
                <text:p>54695150</text:p>
                <draw:g>
                  <svg:desc>mul_line_600_3000.D8:mul_line_600_3000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26935545">
                <text:p>226935545</text:p>
              </table:table-cell>
              <table:table-cell office:value-type="float" office:value="252518774">
                <text:p>252518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384854790">
                <text:p>1384854790</text:p>
              </table:table-cell>
              <table:table-cell office:value-type="float" office:value="694158532">
                <text:p>694158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8637108610">
                <text:p>8637108610</text:p>
              </table:table-cell>
              <table:table-cell office:value-type="float" office:value="1472015979">
                <text:p>1472015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24689188950">
                <text:p>24689188950</text:p>
              </table:table-cell>
              <table:table-cell office:value-type="float" office:value="2706543486">
                <text:p>2706543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56032460986">
                <text:p>56032460986</text:p>
              </table:table-cell>
              <table:table-cell office:value-type="float" office:value="4485738491">
                <text:p>4485738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03023247195">
                <text:p>103023247195</text:p>
              </table:table-cell>
              <table:table-cell office:value-type="float" office:value="6874505100">
                <text:p>68745051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Line vs Block Multiplication</text:p>
        </chart:title>
        <chart:legend chart:legend-position="end" svg:x="13.095cm" svg:y="3.454cm" style:legend-expansion="high" chart:style-name="ch3"/>
        <chart:plot-area chart:style-name="ch4" table:cell-range-address="mul_line_4096_10240.A2:mul_line_4096_10240.B5 mul_block_4096_10240.C2:mul_block_4096_10240.C13" chart:data-source-has-labels="row" svg:x="1.331cm" svg:y="1.275cm" svg:width="11.444cm" svg:height="6.564cm">
          <chartooo:coordinate-region svg:x="2.138cm" svg:y="1.474cm" svg:width="9.986cm" svg:height="5.718cm"/>
          <chart:axis chart:dimension="x" chart:name="primary-x" chart:style-name="ch5">
            <chart:title svg:x="6.678cm" svg:y="8.019cm" chart:style-name="ch6">
              <text:p>Size</text:p>
            </chart:title>
          </chart:axis>
          <chart:axis chart:dimension="y" chart:name="primary-y" chart:style-name="ch5">
            <chart:title svg:x="0.451cm" svg:y="5.117cm" chart:style-name="ch7">
              <text:p>Tempo</text:p>
            </chart:title>
            <chart:grid chart:style-name="ch8" chart:class="major"/>
          </chart:axis>
          <chart:series chart:style-name="ch9" chart:values-cell-range-address="mul_line_4096_10240.B2:mul_line_4096_10240.B5" loext:label-string="line" chart:class="chart:scatter">
            <chart:domain table:cell-range-address="mul_line_4096_10240.A2:mul_line_4096_10240.A5"/>
            <chart:data-point chart:repeated="4"/>
          </chart:series>
          <chart:series chart:style-name="ch10" chart:values-cell-range-address="mul_block_4096_10240.C2:mul_block_4096_10240.C2 mul_block_4096_10240.C5:mul_block_4096_10240.C5 mul_block_4096_10240.C8:mul_block_4096_10240.C8 mul_block_4096_10240.C11:mul_block_4096_10240.C11" loext:label-string="block_128" chart:class="chart:scatter">
            <chart:data-point chart:repeated="4"/>
          </chart:series>
          <chart:series chart:style-name="ch11" chart:values-cell-range-address="mul_block_4096_10240.C3:mul_block_4096_10240.C3 mul_block_4096_10240.C6:mul_block_4096_10240.C6 mul_block_4096_10240.C9:mul_block_4096_10240.C9 mul_block_4096_10240.C12:mul_block_4096_10240.C12" loext:label-string="block_256" chart:class="chart:scatter">
            <chart:data-point chart:repeated="4"/>
          </chart:series>
          <chart:series chart:style-name="ch12" chart:values-cell-range-address="mul_block_4096_10240.C4:mul_block_4096_10240.C4 mul_block_4096_10240.C7:mul_block_4096_10240.C7 mul_block_4096_10240.C10:mul_block_4096_10240.C10 mul_block_4096_10240.C13:mul_block_4096_10240.C13" loext:label-string="block_51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</text:p>
              </table:table-cell>
              <table:table-cell office:value-type="string">
                <text:p>block_128</text:p>
              </table:table-cell>
              <table:table-cell office:value-type="string">
                <text:p>block_256</text:p>
              </table:table-cell>
              <table:table-cell office:value-type="string">
                <text:p>block_51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mul_line_4096_10240.A2:mul_line_4096_10240.A5</svg:desc>
                </draw:g>
              </table:table-cell>
              <table:table-cell office:value-type="float" office:value="89.345">
                <text:p>89.345</text:p>
                <draw:g>
                  <svg:desc>mul_line_4096_10240.B2:mul_line_4096_10240.B5</svg:desc>
                </draw:g>
              </table:table-cell>
              <table:table-cell office:value-type="float" office:value="82.56">
                <text:p>82.56</text:p>
                <draw:g>
                  <svg:desc>mul_block_4096_10240.C2:mul_block_4096_10240.C2 mul_block_4096_10240.C5:mul_block_4096_10240.C5 mul_block_4096_10240.C8:mul_block_4096_10240.C8 mul_block_4096_10240.C11:mul_block_4096_10240.C11</svg:desc>
                </draw:g>
              </table:table-cell>
              <table:table-cell office:value-type="float" office:value="76.166">
                <text:p>76.166</text:p>
                <draw:g>
                  <svg:desc>mul_block_4096_10240.C3:mul_block_4096_10240.C3 mul_block_4096_10240.C6:mul_block_4096_10240.C6 mul_block_4096_10240.C9:mul_block_4096_10240.C9 mul_block_4096_10240.C12:mul_block_4096_10240.C12</svg:desc>
                </draw:g>
              </table:table-cell>
              <table:table-cell office:value-type="float" office:value="76.954">
                <text:p>76.954</text:p>
                <draw:g>
                  <svg:desc>mul_block_4096_10240.C4:mul_block_4096_10240.C4 mul_block_4096_10240.C7:mul_block_4096_10240.C7 mul_block_4096_10240.C10:mul_block_4096_10240.C10 mul_block_4096_10240.C13:mul_block_4096_10240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44">
                <text:p>6144</text:p>
              </table:table-cell>
              <table:table-cell office:value-type="float" office:value="303.764">
                <text:p>303.764</text:p>
              </table:table-cell>
              <table:table-cell office:value-type="float" office:value="290.747">
                <text:p>290.747</text:p>
              </table:table-cell>
              <table:table-cell office:value-type="float" office:value="240.459">
                <text:p>240.459</text:p>
              </table:table-cell>
              <table:table-cell office:value-type="float" office:value="249.682">
                <text:p>249.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734.041">
                <text:p>734.041</text:p>
              </table:table-cell>
              <table:table-cell office:value-type="float" office:value="756.199">
                <text:p>756.199</text:p>
              </table:table-cell>
              <table:table-cell office:value-type="float" office:value="791.279">
                <text:p>791.279</text:p>
              </table:table-cell>
              <table:table-cell office:value-type="float" office:value="676.571">
                <text:p>676.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0">
                <text:p>10240</text:p>
              </table:table-cell>
              <table:table-cell office:value-type="float" office:value="1414.63">
                <text:p>1414.63</text:p>
              </table:table-cell>
              <table:table-cell office:value-type="float" office:value="1334.168">
                <text:p>1334.168</text:p>
              </table:table-cell>
              <table:table-cell office:value-type="float" office:value="1120.894">
                <text:p>1120.894</text:p>
              </table:table-cell>
              <table:table-cell office:value-type="float" office:value="1124.582">
                <text:p>1124.5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Line vs Block</text:p>
        </chart:title>
        <chart:legend chart:legend-position="end" svg:x="13.095cm" svg:y="3.454cm" style:legend-expansion="high" chart:style-name="ch3"/>
        <chart:plot-area chart:style-name="ch4" table:cell-range-address="mul_line_4096_10240.A2:mul_line_4096_10240.A5 mul_line_4096_10240.C2:mul_line_4096_10240.C5 mul_block_4096_10240.D2:mul_block_4096_10240.D13" chart:data-source-has-labels="row" svg:x="1.331cm" svg:y="1.275cm" svg:width="11.444cm" svg:height="6.564cm">
          <chartooo:coordinate-region svg:x="3.805cm" svg:y="1.474cm" svg:width="8.505cm" svg:height="5.718cm"/>
          <chart:axis chart:dimension="x" chart:name="primary-x" chart:style-name="ch5">
            <chart:title svg:x="6.678cm" svg:y="8.019cm" chart:style-name="ch6">
              <text:p>Size</text:p>
            </chart:title>
          </chart:axis>
          <chart:axis chart:dimension="y" chart:name="primary-y" chart:style-name="ch5">
            <chart:title svg:x="0.451cm" svg:y="6.585cm" chart:style-name="ch7">
              <text:p>Level 1 Data Cache MIsses</text:p>
            </chart:title>
            <chart:grid chart:style-name="ch8" chart:class="major"/>
          </chart:axis>
          <chart:series chart:style-name="ch9" chart:values-cell-range-address="mul_line_4096_10240.C2:mul_line_4096_10240.C5" loext:label-string="line" chart:class="chart:scatter">
            <chart:domain table:cell-range-address="mul_line_4096_10240.A2:mul_line_4096_10240.A5"/>
            <chart:data-point chart:repeated="4"/>
          </chart:series>
          <chart:series chart:style-name="ch10" chart:values-cell-range-address="mul_block_4096_10240.D2:mul_block_4096_10240.D2 mul_block_4096_10240.D5:mul_block_4096_10240.D5 mul_block_4096_10240.D8:mul_block_4096_10240.D8 mul_block_4096_10240.D11:mul_block_4096_10240.D11" loext:label-string="block_128" chart:class="chart:scatter">
            <chart:domain table:cell-range-address="mul_line_4096_10240.A2:mul_line_4096_10240.A6"/>
            <chart:data-point chart:repeated="5"/>
          </chart:series>
          <chart:series chart:style-name="ch11" chart:values-cell-range-address="mul_block_4096_10240.D3:mul_block_4096_10240.D3 mul_block_4096_10240.D6:mul_block_4096_10240.D6 mul_block_4096_10240.D9:mul_block_4096_10240.D9 mul_block_4096_10240.D12:mul_block_4096_10240.D12" loext:label-string="block_256" chart:class="chart:scatter">
            <chart:data-point chart:repeated="4"/>
          </chart:series>
          <chart:series chart:style-name="ch12" chart:values-cell-range-address="mul_block_4096_10240.D4:mul_block_4096_10240.D4 mul_block_4096_10240.D7:mul_block_4096_10240.D7 mul_block_4096_10240.D10:mul_block_4096_10240.D10 mul_block_4096_10240.D13:mul_block_4096_10240.D13" loext:label-string="block_51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</text:p>
              </table:table-cell>
              <table:table-cell office:value-type="string">
                <text:p>Column A</text:p>
              </table:table-cell>
              <table:table-cell office:value-type="string">
                <text:p>block_128</text:p>
              </table:table-cell>
              <table:table-cell office:value-type="string">
                <text:p>block_256</text:p>
              </table:table-cell>
              <table:table-cell office:value-type="string">
                <text:p>block_51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mul_line_4096_10240.A2:mul_line_4096_10240.A5</svg:desc>
                </draw:g>
              </table:table-cell>
              <table:table-cell office:value-type="float" office:value="17734504001">
                <text:p>17734504001</text:p>
                <draw:g>
                  <svg:desc>mul_line_4096_10240.C2:mul_line_4096_10240.C5</svg:desc>
                </draw:g>
              </table:table-cell>
              <table:table-cell office:value-type="float" office:value="4096">
                <text:p>4096</text:p>
                <draw:g>
                  <svg:desc>mul_line_4096_10240.A2:mul_line_4096_10240.A6</svg:desc>
                </draw:g>
              </table:table-cell>
              <table:table-cell office:value-type="float" office:value="9742061159">
                <text:p>9742061159</text:p>
                <draw:g>
                  <svg:desc>mul_block_4096_10240.D2:mul_block_4096_10240.D2 mul_block_4096_10240.D5:mul_block_4096_10240.D5 mul_block_4096_10240.D8:mul_block_4096_10240.D8 mul_block_4096_10240.D11:mul_block_4096_10240.D11</svg:desc>
                </draw:g>
              </table:table-cell>
              <table:table-cell office:value-type="float" office:value="9091440295">
                <text:p>9091440295</text:p>
                <draw:g>
                  <svg:desc>mul_block_4096_10240.D3:mul_block_4096_10240.D3 mul_block_4096_10240.D6:mul_block_4096_10240.D6 mul_block_4096_10240.D9:mul_block_4096_10240.D9 mul_block_4096_10240.D12:mul_block_4096_10240.D12</svg:desc>
                </draw:g>
              </table:table-cell>
              <table:table-cell office:value-type="float" office:value="8769270825">
                <text:p>8769270825</text:p>
                <draw:g>
                  <svg:desc>mul_block_4096_10240.D4:mul_block_4096_10240.D4 mul_block_4096_10240.D7:mul_block_4096_10240.D7 mul_block_4096_10240.D10:mul_block_4096_10240.D10 mul_block_4096_10240.D13:mul_block_4096_10240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44">
                <text:p>6144</text:p>
              </table:table-cell>
              <table:table-cell office:value-type="float" office:value="59829270090">
                <text:p>59829270090</text:p>
              </table:table-cell>
              <table:table-cell office:value-type="float" office:value="6144">
                <text:p>6144</text:p>
              </table:table-cell>
              <table:table-cell office:value-type="float" office:value="32892701481">
                <text:p>32892701481</text:p>
              </table:table-cell>
              <table:table-cell office:value-type="float" office:value="30646071512">
                <text:p>30646071512</text:p>
              </table:table-cell>
              <table:table-cell office:value-type="float" office:value="29649335404">
                <text:p>29649335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141673523887">
                <text:p>141673523887</text:p>
              </table:table-cell>
              <table:table-cell office:value-type="float" office:value="8192">
                <text:p>8192</text:p>
              </table:table-cell>
              <table:table-cell office:value-type="float" office:value="78286544586">
                <text:p>78286544586</text:p>
              </table:table-cell>
              <table:table-cell office:value-type="float" office:value="73058746694">
                <text:p>73058746694</text:p>
              </table:table-cell>
              <table:table-cell office:value-type="float" office:value="70278523086">
                <text:p>70278523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0">
                <text:p>10240</text:p>
              </table:table-cell>
              <table:table-cell office:value-type="float" office:value="276551661298">
                <text:p>276551661298</text:p>
              </table:table-cell>
              <table:table-cell office:value-type="float" office:value="10240">
                <text:p>10240</text:p>
              </table:table-cell>
              <table:table-cell office:value-type="float" office:value="152345306387">
                <text:p>152345306387</text:p>
              </table:table-cell>
              <table:table-cell office:value-type="float" office:value="141940565365">
                <text:p>141940565365</text:p>
              </table:table-cell>
              <table:table-cell office:value-type="float" office:value="136996767014">
                <text:p>136996767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